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9"/>
          <table:table-cell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Other parameters may be filled in for more information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3"/>
          <table:table-cell table:style-name="ce31" office:value-type="string" calcext:value-type="string">
            <text:p>Copy and Past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24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6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6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, Char 1 = number, Char2 = veloc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,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2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15:Sheet1.AMJ71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2-08-21T15:29:32.682431882</dc:date>
    <meta:editing-duration>P9DT23H54M40S</meta:editing-duration>
    <meta:editing-cycles>799</meta:editing-cycles>
    <meta:generator>LibreOffice/7.4.0.3$Linux_X86_64 LibreOffice_project/40$Build-3</meta:generator>
    <meta:document-statistic meta:table-count="1" meta:cell-count="6419" meta:object-count="0"/>
  </office:meta>
</office:document-meta>
</file>